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tatusResponse.MultiStatusResponse( DavResource resource , DavPropertyNameSet propNam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add( Dav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tatusResponse.checkType(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tatusResponse.createFromXml( Element responseEle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MultiStatusResponse.add( DavProperty property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tatusResponse.MultiStatusResponse( String href ,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getPropContainer( int status , boolean for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ultiStatusResponse.MultiStatusResponse( String href , int statusCode , String respons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MultiStatusResponse( DavResource resource , DavPropertyNameSet propNameSet , int propFindTyp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ultiStatusResponse.getProperties( int statu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StatusResponse.getPropertyNames( int statu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ultiStatusResponse.add( DavPropertyName propertyName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tatusResponse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StatusResponse.get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StatusResponse.add( DavPropertyName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StatusRespons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MultiStatusResponse( String href , String response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MultiStatusResponse( String href , Status status , String response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StatusResponse.getRespons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tatusResponse.MultiStatusResponse( String href , String responseDescription , int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StatusResponse.isValidHref( String h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